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25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ID</text:p>
          </table:table-cell>
          <table:table-cell office:value-type="string">
            <text:p>Estymacja</text:p>
          </table:table-cell>
          <table:table-cell office:value-type="string">
            <text:p>Realizacja</text:p>
          </table:table-cell>
          <table:table-cell table:style-name="Default" office:value-type="string">
            <text:p>Iteracja1</text:p>
          </table:table-cell>
          <table:table-cell office:value-type="string">
            <text:p>Iteracja2</text:p>
          </table:table-cell>
          <table:table-cell office:value-type="string">
            <text:p>Iteracja3</text:p>
          </table:table-cell>
          <table:table-cell office:value-type="string">
            <text:p>Iteracja4</text:p>
          </table:table-cell>
          <table:table-cell office:value-type="string">
            <text:p>Iteracja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2"/>
          <table:table-cell table:style-name="ce1"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" office:value-type="string">
            <text:p>x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5"/>
          <table:table-cell table:style-name="ce1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5"/>
          <table:table-cell table:style-name="ce1"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17.11.2018</text:date>, <text:time>22:13:4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Jack</meta:initial-creator>
    <meta:creation-date>2018-11-14T18:11:05.69</meta:creation-date>
    <dc:date>2018-11-17T22:13:45.03</dc:date>
    <dc:creator>i i</dc:creator>
    <meta:editing-duration>PT13M19S</meta:editing-duration>
    <meta:editing-cycles>2</meta:editing-cycles>
    <meta:generator>OpenOffice/4.1.5$Win32 OpenOffice.org_project/415m1$Build-9789</meta:generator>
    <meta:document-statistic meta:table-count="3" meta:cell-count="38" meta:object-count="0"/>
  </office:meta>
</office:document-meta>
</file>